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fo:font-size="14pt" style:font-size-asian="14pt" style:font-size-complex="14pt" fo:background-color="#ffff00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 style:list-style-name="WW8Num1">
      <style:paragraph-properties fo:text-align="justify" style:justify-single-word="false"/>
    </style:style>
    <style:style style:name="P10" style:family="paragraph" style:parent-style-name="Standard" style:list-style-name="WW8Num1">
      <style:paragraph-properties fo:text-align="justify" style:justify-single-word="false" style:text-autospace="none"/>
    </style:style>
    <style:style style:name="P11" style:family="paragraph" style:parent-style-name="Standard">
      <style:text-properties fo:color="#ff0000"/>
    </style:style>
    <style:style style:name="P12" style:family="paragraph" style:parent-style-name="Standard">
      <style:text-properties fo:color="#ff0000"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14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15" style:family="paragraph" style:parent-style-name="Standard">
      <style:paragraph-properties style:text-autospace="none"/>
      <style:text-properties fo:color="#ff0000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4pt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text-underline-style="solid" style:text-underline-width="auto" style:text-underline-color="font-color" style:font-size-asian="11pt" style:font-size-complex="14pt"/>
    </style:style>
    <style:style style:name="P24" style:family="paragraph" style:parent-style-name="Standard">
      <style:paragraph-properties fo:margin-left="0.635cm" fo:margin-right="0cm" fo:text-indent="0.614cm" style:auto-text-indent="false"/>
    </style:style>
    <style:style style:name="P2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6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</style:style>
    <style:style style:name="P29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30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31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32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language="ru" fo:country="RU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fo:color="#ff0000" fo:font-size="14pt" fo:font-style="italic" style:font-size-asian="14pt" style:font-style-asian="italic" style:font-size-complex="14pt"/>
    </style:style>
    <style:style style:name="T9" style:family="text">
      <style:text-properties fo:font-size="10pt" style:font-size-asian="10pt" style:font-size-complex="14pt"/>
    </style:style>
    <style:style style:name="T10" style:family="text">
      <style:text-properties fo:font-size="11pt" style:text-underline-style="solid" style:text-underline-width="auto" style:text-underline-color="font-color" style:font-size-asian="11pt" style:font-size-complex="14pt"/>
    </style:style>
    <style:style style:name="T11" style:family="text">
      <style:text-properties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"УТВЕРЖДАЮ"</text:h>
      <text:p text:style-name="P29"/>
      <text:p text:style-name="P30"><text:span text:style-name="T1"><text:s text:c="48"/>Первый проректор- </text:span></text:p>
      <text:p text:style-name="P30"><text:span text:style-name="T1"><text:s text:c="71"/>проректор по научной работе РУДН</text:span></text:p>
      <text:p text:style-name="P30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30"><text:span text:style-name="T1">__________________ </text:span><text:span text:style-name="T2">А.А. Костин</text:span></text:p>
      <text:p text:style-name="P31">______________________</text:p>
      <text:p text:style-name="P2"/>
      <text:p text:style-name="P2"/>
      <text:p text:style-name="P2">ЗАКЛЮЧЕНИЕ</text:p>
      <text:p text:style-name="P8"><text:span text:style-name="T5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span></text:p>
      <text:p text:style-name="P13"/>
      <text:p text:style-name="P16"><text:span text:style-name="T5">Диссертация «</text:span><text:span text:style-name="T4">___</text:span><text:span text:style-name="T5">» выполнена на кафедре … факультета…</text:span></text:p>
      <text:p text:style-name="P18"><text:tab/></text:p>
      <text:p text:style-name="P16"><text:span text:style-name="T5">Фамилия Имя Отчество … года рождения, гражданин/ка России, в __ году окончил (с отличием) (полное название ВУЗа как в дипломе) по направлению/по специальности (строго по диплому).</text:span></text:p>
      <text:p text:style-name="P16"><text:span text:style-name="T5">В … году в диссертационном совете (полное название организации) защитил(а) диссертацию на соискание ученой степени кандидата ___ наук на тему «___». </text:span></text:p>
      <text:p text:style-name="P19">Указать ученое звание (если есть).</text:p>
      <text:p text:style-name="P16"><text:span text:style-name="T5">В период подготовки диссертации (указать сроки обучения в докторантуре) являлся докторантом кафедры…</text:span></text:p>
      <text:p text:style-name="P21">или</text:p>
      <text:p text:style-name="P16"><text:span text:style-name="T5">В период подготовки диссертации являлся сотрудником (указать должность) кафедры…РУДН, где и работает по настоящее время.</text:span></text:p>
      <text:p text:style-name="P23"/>
      <text:p text:style-name="P16"><text:span text:style-name="T5">Научный консультант – Фамилия Имя Отчество, ученая степень, ученое звание, должность и место работы.</text:span></text:p>
      <text:p text:style-name="P17"><text:span text:style-name="T5">Тема диссертационного исследования была утверждена на заседании Ученого совета ____факультета РУДН дд.мм.гггг, протокол № _ .</text:span></text:p>
      <text:p text:style-name="P22">Если было переутверждение:</text:p>
      <text:p text:style-name="P17"><text:span text:style-name="T5">Название темы диссертационного исследования в окончательной редакции было утверждено на заседании Ученого совета ____факультета РУДН, дд.мм.гггг, протокол № _ .</text:span></text:p>
      <text:p text:style-name="P20"><text:soft-page-break/></text:p>
      <text:p text:style-name="P17"><text:span text:style-name="T5">По итогам обсуждения принято следующее заключение:</text:span></text:p>
      <text:list xml:id="list3956183776" text:style-name="WW8Num1">
        <text:list-item>
          <text:p text:style-name="P10"><text:span text:style-name="T5">Оценка выполненной соискателем работы. </text:span></text:p>
        </text:list-item>
        <text:list-item>
          <text:p text:style-name="P4">Личное участие соискателя в получении результатов, изложенных в диссертации, состоит в:</text:p>
        </text:list-item>
        <text:list-item>
          <text:p text:style-name="P9"><text:span text:style-name="T5">Степень достоверности результатов проведенных исследований. </text:span></text:p>
        </text:list-item>
        <text:list-item>
          <text:p text:style-name="P9"><text:span text:style-name="T5">Новизна результатов проведенных исследований.</text:span></text:p>
        </text:list-item>
        <text:list-item>
          <text:p text:style-name="P9"><text:span text:style-name="T5">Практическая значимость проведенных исследований.</text:span></text:p>
        </text:list-item>
        <text:list-item>
          <text:p text:style-name="P4">Ценность научных работ соискателя.</text:p>
        </text:list-item>
        <text:list-item>
          <text:p text:style-name="P9"><text:span text:style-name="T5">Соответствие </text:span><text:span text:style-name="T4">пунктам</text:span><text:span text:style-name="T5"> паспорта научной специальности</text:span></text:p>
        </text:list-item>
        <text:list-item>
          <text:p text:style-name="P1"><text:span text:style-name="Font_20_Style14"><text:span text:style-name="T5">Полнота изложения материалов диссертации в работах, опубликованных соискателем.</text:span></text:span></text:p>
        </text:list-item>
      </text:list>
      <text:p text:style-name="P24"><text:span text:style-name="Font_20_Style14"><text:span text:style-name="T5"/></text:span></text:p>
      <text:p text:style-name="P25"><text:span text:style-name="T5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span></text:p>
      <text:p text:style-name="P27"/>
      <text:p text:style-name="P28"><text:span text:style-name="T5">Диссертационная работа ФИО рекомендуется к публичной защите на соискание ученой степени доктора_____ наук по специальности(ям) ______.</text:span></text:p>
      <text:p text:style-name="P26"><text:span text:style-name="T5">Заключение принято на заседании кафедры …РУДН</text:span></text:p>
      <text:p text:style-name="P26"><text:span text:style-name="T5">Присутствовало на заседании ____ чел. </text:span></text:p>
      <text:p text:style-name="P26"><text:span text:style-name="T5">Результаты голосования: «за» – _____ чел., «против» – ____ чел., «воздержалось» – _____ чел.</text:span></text:p>
      <text:p text:style-name="P26"><text:span text:style-name="T5">дд.мм.гггг., протокол № ___ .</text:span></text:p>
      <text:p text:style-name="P6"/>
      <text:p text:style-name="P6"/>
      <text:p text:style-name="P6"/>
      <text:p text:style-name="P5">Председательствующий на заседании:</text:p>
      <text:p text:style-name="P5">должность</text:p>
      <text:p text:style-name="P7"><text:span text:style-name="T5">доктор _____ наук, профессор <text:tab/><text:tab/><text:tab/> <text:s text:c="27"/><text:tab/>ФИО </text:span></text:p>
      <text:p text:style-name="P7"><text:span text:style-name="T8">(председательствующий на заседании не может являться научным консультантом соискателя) </text:span></text:p>
      <text:p text:style-name="P12"/>
      <text:p text:style-name="Standard"><text:soft-page-break/><text:span text:style-name="T5">Подпись ФИО удостоверяю.</text:span></text:p>
      <text:p text:style-name="P3"/>
      <text:p text:style-name="Standard"><text:span text:style-name="T5">Ученый секретарь Ученого совета </text:span></text:p>
      <text:p text:style-name="P3">______ факультета <text:s/>РУДН <text:s text:c="67"/>ФИО</text:p>
      <text:p text:style-name="P3"/>
      <text:p text:style-name="P15"/>
      <text:p text:style-name="P15"/>
      <text:p text:style-name="P14">Печать факультета </text:p>
      <text:p text:style-name="P1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31:00</meta:creation-date>
    <dc:creator>Пользователь</dc:creator>
    <dc:date>2024-03-05T14:15:00</dc:date>
    <meta:print-date>2014-02-12T16:21:00</meta:print-date>
    <meta:editing-cycles>16</meta:editing-cycles>
    <meta:editing-duration>PT33M</meta:editing-duration>
    <meta:document-statistic meta:table-count="0" meta:image-count="0" meta:object-count="0" meta:page-count="3" meta:paragraph-count="43" meta:word-count="337" meta:character-count="2957" meta:non-whitespace-character-count="2436"/>
    <meta:generator>LibreOffice/6.0.7.3$Linux_X86_64 LibreOffice_project/dc89aa7a9eabfd848af146d5086077aeed2ae4a5</meta:generator>
  </office:meta>
</office:document-meta>
</file>